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001c0"/>
    </style:style>
    <style:style style:name="P2" style:family="paragraph" style:parent-style-name="Standard">
      <style:paragraph-properties fo:text-align="justify" style:justify-single-word="false"/>
      <style:text-properties officeooo:rsid="001113fe" officeooo:paragraph-rsid="000001c0"/>
    </style:style>
    <style:style style:name="P3" style:family="paragraph" style:parent-style-name="Standard">
      <style:paragraph-properties fo:text-align="justify" style:justify-single-word="false" fo:break-before="page"/>
      <style:text-properties officeooo:paragraph-rsid="000001c0"/>
    </style:style>
    <style:style style:name="P4" style:family="paragraph" style:parent-style-name="Standard">
      <style:paragraph-properties fo:text-align="start" style:justify-single-word="false"/>
      <style:text-properties style:font-name="Georgia" fo:font-size="15pt" officeooo:paragraph-rsid="000001c0" style:font-size-asian="15pt" style:font-size-complex="15pt"/>
    </style:style>
    <style:style style:name="P5" style:family="paragraph" style:parent-style-name="Heading_20_2">
      <style:paragraph-properties fo:text-align="start" style:justify-single-word="false"/>
      <style:text-properties style:font-name="Georgia" fo:font-size="15pt" officeooo:paragraph-rsid="000001c0" style:font-size-asian="15pt" style:font-size-complex="15pt"/>
    </style:style>
    <style:style style:name="P6" style:family="paragraph" style:parent-style-name="Text_20_body">
      <style:text-properties style:font-name="Georgia" fo:font-size="15pt" style:font-size-asian="15pt" style:font-size-complex="15pt"/>
    </style:style>
    <style:style style:name="P7" style:family="paragraph" style:parent-style-name="Horizontal_20_Line">
      <style:text-properties style:font-name="Georgia" fo:font-size="15pt" style:font-size-asian="15pt" style:font-size-complex="15pt"/>
    </style:style>
    <style:style style:name="P8" style:family="paragraph" style:parent-style-name="Standard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Georgia" fo:font-size="15pt" officeooo:paragraph-rsid="000001c0" style:font-size-asian="15pt" style:font-size-complex="15pt"/>
    </style:style>
    <style:style style:name="T1" style:family="text">
      <style:text-properties fo:font-family="'Comic Sans MS'" style:font-family-generic="roman" style:font-pitch="variable" fo:font-size="13pt" style:font-size-asian="13pt" style:font-size-complex="13pt"/>
    </style:style>
    <style:style style:name="T2" style:family="text">
      <style:text-properties fo:font-family="'Comic Sans MS'" style:font-family-generic="roman" style:font-pitch="variable" fo:font-size="13pt" officeooo:rsid="0000dc16" style:font-size-asian="13pt" style:font-size-complex="13pt"/>
    </style:style>
    <style:style style:name="T3" style:family="text">
      <style:text-properties fo:font-family="'Comic Sans MS'" style:font-family-generic="roman" style:font-pitch="variable" fo:font-size="13pt" officeooo:rsid="000fcd6a" style:font-size-asian="13pt" style:font-size-complex="13pt"/>
    </style:style>
    <style:style style:name="T4" style:family="text">
      <style:text-properties fo:font-family="'Comic Sans MS'" style:font-family-generic="roman" style:font-pitch="variable" fo:font-size="13pt" officeooo:rsid="001113fe" style:font-size-asian="13pt" style:font-size-complex="13pt"/>
    </style:style>
    <style:style style:name="T5" style:family="text">
      <style:text-properties fo:font-family="'Comic Sans MS'" style:font-family-generic="script" style:font-pitch="variable" fo:font-size="13pt" officeooo:rsid="001113fe" style:font-size-asian="13pt" style:font-size-complex="13pt"/>
    </style:style>
    <style:style style:name="T6" style:family="text">
      <style:text-properties fo:font-family="'Comic Sans MS'" style:font-family-generic="script" style:font-pitch="variable" fo:font-size="13pt" officeooo:rsid="001dd2c5" style:font-size-asian="13pt" style:font-size-complex="13pt"/>
    </style:style>
    <style:style style:name="T7" style:family="text">
      <style:text-properties fo:font-family="'Comic Sans MS'" style:font-family-generic="script" style:font-pitch="variable" fo:font-size="13pt" officeooo:rsid="001e65e4" style:font-size-asian="13pt" style:font-size-complex="13pt"/>
    </style:style>
    <style:style style:name="T8" style:family="text">
      <style:text-properties fo:font-family="'Comic Sans MS'" style:font-family-generic="roman" style:font-pitch="variable" fo:font-size="13pt" officeooo:rsid="000da6ed" style:font-size-asian="13pt" style:font-size-complex="13pt"/>
    </style:style>
    <style:style style:name="T9" style:family="text">
      <style:text-properties fo:font-family="'Comic Sans MS'" style:font-family-generic="roman" style:font-pitch="variable" fo:font-size="13pt" officeooo:rsid="0012403d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urányiné Molnár Ildikó: Holisztikus </text:span><text:span text:style-name="T2">segítő</text:span><text:span text:style-name="T1"> (numerológia, kineziológia, access bars, </text:span><text:span text:style-name="T3">esszenciális illóolajok</text:span><text:span text:style-name="T1">) </text:span></text:p>
      <text:p text:style-name="P1"/>
      <text:p text:style-name="P1"><text:span text:style-name="T4">S</text:span><text:span text:style-name="T1">okéves önmunka után jutottam el </text:span><text:span text:style-name="T4">oda, hogy tapasztalataimmal, tudásommal, intuíciómmal holisztikus megközelítéssel segítsem a hozzám fordulókat. A módszerek, technikák, amiket alkalmazok számomra is nagy segítséget nyújtottak, nyújtanak az utamon, így tapasztalatból tudom átadni. </text:span></text:p>
      <text:p text:style-name="P1"/>
      <text:p text:style-name="P1"><text:span text:style-name="T4">Numerológia </text:span><text:span text:style-name="T5">(</text:span><text:span text:style-name="T6">„</text:span><text:span text:style-name="T7">Látni azt, ami van.”</text:span><text:span text:style-name="T5">): </text:span><text:span text:style-name="T4">többek között amit nekem hozott, az a megértés, ráébredés, és egyben elfogadás – magammal és családtagjaimmal kapcsolatban egyaránt. A rálátás könnyedséget hozhat életedben, kapcsolódásaidban.</text:span></text:p>
      <text:p text:style-name="P1"/>
      <text:p text:style-name="P1"><text:span text:style-name="T4">Access Bars: az Access Consciousness rendszere nagyon felszabadítóan hatott rám. Sokat segített, és segít a mai napig a berögzült hitrendszerek, nézőpontok, ítéletek letételében. </text:span><text:span text:style-name="T8">Hihetetlen milyen teret, lehetőségeket </text:span><text:span text:style-name="T3">és könnyedséget</text:span><text:span text:style-name="T8"> nyitnak életünkben a kérdései, eszközei.</text:span></text:p>
      <text:p text:style-name="P1"/>
      <text:p text:style-name="P2"><text:span text:style-name="T8">K</text:span><text:span text:style-name="T1">ineziológia: hatékonyan oldja az életünkben felhalmozódott stresszt, félelmeinket, korlátozó hitrendszereinket a múltban és jelenben egyaránt, mely szabadabbá, könnyedebbé teheti életünket.</text:span></text:p>
      <text:p text:style-name="P2"/>
      <text:p text:style-name="P2"><text:span text:style-name="T1">Esszenciális illóolajok: </text:span><text:span text:style-name="T9">a</text:span><text:span text:style-name="T1">z emberi lény minden síkján fejtik </text:span><text:span text:style-name="T2">ki</text:span><text:span text:style-name="T1"> terápiás hatásukat. Testileg – Lelkileg – Szellemileg – Mentálisan is hatással vannak ránk. A hozzám fordulóknak segítek, hogy megtapasztalhassák áldásos hatásukat.</text:span></text:p>
      <text:p text:style-name="P2"/>
      <text:p text:style-name="P2"><text:span text:style-name="T1">Amibe most nálam betekintést nyerhetsz:</text:span><text:span text:style-name="T1"/></text:p>
      <text:p text:style-name="P2"><text:span text:style-name="T1">- numerológia</text:span><text:span text:style-name="T1"/></text:p>
      <text:p text:style-name="P2"><text:span text:style-name="T1">- esszenciális illóolajok</text:span><text:span text:style-name="T1"/></text:p>
      <text:p text:style-name="P2"/>
      <text:p text:style-name="P2"><text:span text:style-name="T1">Kíváncsian várlak:</text:span><text:span text:style-name="T1"/></text:p>
      <text:p text:style-name="P2"><text:span text:style-name="T1">Ildikó</text:span><text:span text:style-name="T1"/></text:p>
      <text:p text:style-name="P1"/>
      <text:p text:style-name="P1"/>
      <text:p text:style-name="P1"/>
      <text:p text:style-name="P3"/>
      <text:p text:style-name="P4">Sokéves önismereti utam során jutottam el oda, hogy tapasztalataimmal, tudásommal és intuíciómmal holisztikus szemlélettel segítsem a hozzám fordulókat.<text:line-break/>A módszerek, amelyekkel dolgozom, saját életemben is mély változásokat hoztak, így valódi tapasztalatból adom tovább őket.<text:line-break/>A numerológia segít rálátást, megértést és elfogadást hozni önmagunkkal és kapcsolatainkkal kapcsolatban.<text:line-break/>Az Access Bars felszabadítóan hat a berögzült nézőpontok és ítéletek elengedésében, könnyedséget teremtve a mindennapokban.<text:line-break/>A kineziológia gyengéden oldja a felhalmozott stresszt és a korlátozó hitrendszereket, ezáltal támogatva a szabadabb életet.<text:line-break/>Az esszenciális illóolajok testi, lelki és mentális szinten nyújtanak természetes harmóniát, és örömmel kísérem a hozzám érkezőket az olajos élmények felfedezésében.<text:line-break/>A doTERRA közösségben nemcsak a természetes támogatást találtam meg, hanem egy olyan inspiráló lehetőséget is, amelyben másokat is segíthetek saját útjukon tovább lépni.<text:line-break/>Hálás vagyok, hogy ma már mindezt egységben adhatom tovább: a belső munkát, a tiszta eszközöket és egy olyan életstílust, amely egyre többeket emel. </text:p>
      <text:p text:style-name="P4"/>
      <text:p text:style-name="P4"/>
      <text:p text:style-name="P4"/>
      <text:h text:style-name="P5" text:outline-level="2"><text:span text:style-name="Strong_20_Emphasis">1. Finomabb verzió</text:span></text:h>
      <text:p text:style-name="P6">Sokéves önismereti utam során természetessé vált számomra, hogy tapasztalataimmal és intuíciómmal finoman támogassam a hozzám fordulókat.<text:line-break/>A módszerek, amelyekkel dolgozom, nekem is sok felismerést és könnyedséget hoztak, így hiteles tapasztalatból adom át őket.<text:line-break/>A numerológia segít tisztábban látni önmagunkat és kapcsolatainkat, lágy megértést hozva az életünkbe.<text:line-break/>Az Access Bars segít elengedni a felesleges terheket és megnyitni a könnyedség felé.<text:line-break/>A kineziológia gyengéden oldja a régi blokkokat, így közelebb visz a belső harmóniához.<text:line-break/>Az esszenciális olajok finom, mégis mély támogató erőt adnak testnek és léleknek egyaránt.<text:line-break/>A doTERRA által pedig egy olyan közösségre találtam, ahol a <text:soft-page-break/>természetes megoldások mellett új lehetőségekre is rátalálhat az ember.<text:line-break/>Örömmel kísérek másokat ezen az úton, hogy ők is megtapasztalhassák mindezt a finom, emelő változást.</text:p>
      <text:p text:style-name="P4"/>
      <text:p text:style-name="P4"/>
      <text:h text:style-name="P5" text:outline-level="2"><text:span text:style-name="Strong_20_Emphasis">2. Spirituálisabb verzió</text:span></text:h>
      <text:p text:style-name="P6">Hosszú belső utazás vezetett oda, hogy intuíciómmal és tudásommal segíthessek másoknak visszatérni Önmagukhoz.<text:line-break/>A módszerek, amelyekkel dolgozom, saját átalakulásom kulcsai is voltak, így lélekből adom tovább azt, amit megtapasztaltam.<text:line-break/>A numerológia fényt gyújt a mintáinkra és segít meglátni azt, ami a szemnek sokszor láthatatlan.<text:line-break/>Az Access Bars tisztítja a teret, és új lehetőségeket nyit a tudatosság és könnyedség felé.<text:line-break/>A kineziológia segít oldani a múlt energiáit, hogy szabadabban kapcsolódhassunk a jelenünkhöz.<text:line-break/>Az esszenciális olajok a természet tiszta, emelő rezgéseit hozzák közelebb hozzánk, testileg és lelkileg egyaránt.<text:line-break/>A doTERRA közösségben olyan inspiráló térre találtam, ahol a fejlődés, a gyógyulás és a bőség együtt vannak jelen.<text:line-break/>Hivatásom, hogy másokat is támogassak abban, hogy megélhessék saját lélekerejüket és az új utak megnyílását.</text:p>
      <text:p text:style-name="P4"/>
      <text:p text:style-name="P4"/>
      <text:p text:style-name="P4"/>
      <text:h text:style-name="P5" text:outline-level="2"><text:span text:style-name="Strong_20_Emphasis">3. Üzletibb verzió (finoman, nőiesen)</text:span></text:h>
      <text:p text:style-name="P6">Sokéves önismereti utam során olyan módszereket ismertem meg, amelyek nemcsak nekem hoztak áttörést, hanem ma már másoknak is szeretettel továbbadom őket.<text:line-break/>A numerológia, az Access Bars és a kineziológia segítenek a tisztánlátásban, a könnyedség megteremtésében és a blokkok oldásában.<text:line-break/>Az esszenciális olajok természetes támogatást nyújtanak testnek és léleknek, és örömmel kísérem a hozzám fordulókat a saját olajos útjukon.<text:line-break/>A doTERRA számomra nemcsak egy minőségi eszköztár, hanem egy <text:soft-page-break/>megélhető, inspiráló lehetőség is lett.<text:line-break/>Hiszem, hogy a belső fejlődés kéz a kézben járhat egy olyan életstílussal, amelyben szabadon építhetjük a jövőnket.<text:line-break/>Ezért segítem azokat, akik szeretnék a természetes megoldásokat beépíteni az életükbe – akár személyes fejlődésben, akár egy szerethető, stabil jövedelemforrás kialakításában.<text:line-break/>Örömmel kísérek mindenkit, aki szeretne egy támogató közösségben növekedni és megérkezni a saját lehetőségeihez.</text:p>
      <text:p text:style-name="P4"/>
      <text:p text:style-name="P4"/>
      <text:p text:style-name="P4"/>
      <text:h text:style-name="P5" text:outline-level="2"><text:span text:style-name="Strong_20_Emphasis">4. Rövidebb verzió (kb. fele olyan hosszú)</text:span></text:h>
      <text:p text:style-name="P6">Sokéves önismereti utam után ma már holisztikus szemlélettel segítem a hozzám fordulókat.<text:line-break/>A numerológia, az Access Bars és a kineziológia mind hozzájárulnak ahhoz, hogy több megértést, könnyedséget és tisztánlátást teremtsünk együtt.<text:line-break/>Az esszenciális olajok testi és lelki szinten is finoman támogatnak, és örömmel teszem elérhetővé mások számára is a tapasztalataikat.<text:line-break/>A doTERRA számomra nemcsak természetes eszköz, hanem inspiráló lehetőség is, amely új utakat nyithat meg bárki életében.<text:line-break/>Hálás vagyok, hogy mindezt egységben adhatom tovább: a belső munkát, a tiszta módszereket és egy növekvő, támogató közösség erejét.</text:p>
      <text:p text:style-name="P4"/>
      <text:p text:style-name="P4"/>
      <text:p text:style-name="P4"/>
      <text:h text:style-name="P5" text:outline-level="2"><text:span text:style-name="Strong_20_Emphasis">Én-márkásabb verzió</text:span></text:h>
      <text:p text:style-name="P6">Az utam során megtanultam, hogy a valódi változás akkor indul el, amikor elég bátor vagy ránézni önmagadra – és én ebben kísérem azokat, akik hozzám érkeznek.<text:line-break/>A saját tapasztalataim formáltak terapeuta-szemléletű segítővé: minden módszer, amivel dolgozom, az én életemben is fordulópontokat hozott.<text:line-break/>A numerológia nálam a tisztánlátás eszköze, az Access Bars a felszabadulásé, a kineziológia pedig a mély blokkoldásé.<text:line-break/>Hiszek abban, hogy nemcsak megérteni lehet az életünk mintáit, hanem <text:soft-page-break/>átírni is – könnyedén, lépésről lépésre.<text:line-break/>Az esszenciális olajok pedig számomra a természet tiszta, kézzelfogható támogatását jelentik, amelyet örömmel integro­lálok minden folyamatba.<text:line-break/>A doTERRA közösségben megtaláltam azt a teret, ahol a személyes fejlődés és a lehetőségek megteremtése kéz a kézben jár.<text:line-break/>Márkám lényege a belső munka, a tiszta eszközök és a női könnyedség találkozása – egy olyan út, amelyben mindenki megtalálhatja a saját erejét és lehetőségeit.</text:p>
      <text:p text:style-name="P4"/>
      <text:p text:style-name="P4"/>
      <text:h text:style-name="P5" text:outline-level="2"><text:span text:style-name="Strong_20_Emphasis">Lágy Én-márkás verzió</text:span></text:h>
      <text:p text:style-name="P6">Az életem útja finoman vezetett odáig, hogy a saját tapasztalataimból, mély belső munkámból és intuíciómból táplálkozva kísérjem azokat, akik hozzám érkeznek.<text:line-break/>Mindegyik módszer, amellyel dolgozom, először engem érintett meg: segített megérkezni önmagamba, könnyedséget teremteni, és újra kapcsolódni a belső erőmhöz.<text:line-break/>A numerológia gyengéd tisztánlátást ad, az Access Bars leteszi a terheket, a kineziológia pedig megnyitja a helyet a szabadabb létezéshez.<text:line-break/>Szeretem, ahogy az esszenciális olajok finoman ölelik körbe a folyamatokat — természetes támogatást nyújtanak testnek, léleknek és gondolatnak.<text:line-break/>A doTERRA számomra egy olyan női teret hozott, ahol a fejlődés, a kapcsolódás és a lehetőségek könnyedén fonódnak össze.<text:line-break/>A márkám lényege a finomság és a mélység találkozása: egy olyan út, ahol mindenki visszatérhet ahhoz a részéhez, aki mindig is volt — csak talán eddig elfelejtette szeretni és látni.</text:p>
      <text:p text:style-name="P7"/>
      <text:p text:style-name="P4"/>
      <text:p text:style-name="P4"/>
      <text:h text:style-name="P5" text:outline-level="2"><text:span text:style-name="Strong_20_Emphasis">Lágy, üzletileg hangsúlyos Én-márkás verzió</text:span></text:h>
      <text:p text:style-name="P6">Az utam során megtanultam, hogy a belső változás akkor válik igazán tartóssá, amikor teret adunk a megújulásnak — és én ebben a finom, támogató térben kísérem azokat, akik hozzám érkeznek.<text:line-break/>A módszerek, amelyekkel dolgozom, először az én életemben hoztak <text:soft-page-break/>áttörést, ezért hiteles tapasztalatból adom tovább a numerológia, az Access Bars és a kineziológia könnyedségét.<text:line-break/>A természetes támogatás számomra az esszenciális olajokkal vált teljessé, amelyek finoman emelik a testi-lelki folyamatokat.<text:line-break/>A doTERRA közösségben rátaláltam arra a női térre, ahol a fejlődés és a tudatosan épített lehetőségek kéz a kézben járnak.<text:line-break/>Hiszem, hogy minden nőben ott van a képesség, hogy megteremtse saját jól-létét — akár belső úton, akár olyan biztonságos, szerethető vállalkozói formában, amely összhangban van önmagával.<text:line-break/>Márkám lényege a finomság, a stabilitás és a lehetőségek ötvözése: támogatni másokat abban, hogy jobban legyenek… és ha szeretnék, ebből a jól-létből egy új irányt, akár egy új karriert is teremtsenek maguknak.</text:p>
      <text:p text:style-name="P4"/>
      <text:p text:style-name="P4"/>
      <text:p text:style-name="P4"/>
      <text:p text:style-name="P8">„Végy egy mély lélegzetet, majd lassan fújd ki. És csak engedd, hogy a lelked mutassa az utat.” </text:p>
      <text:p text:style-name="P4"/>
      <text:p text:style-name="P4"/>
      <text:p text:style-name="P4">„Egy mély lélegzet. Egy tiszta pillanat. És már látod is a következő lehetőségedet.”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5T19:14:41.654000000</meta:creation-date>
    <dc:date>2025-11-28T19:51:27.489764100</dc:date>
    <meta:editing-duration>PT1H4M53S</meta:editing-duration>
    <meta:editing-cycles>5</meta:editing-cycles>
    <meta:generator>LibreOffice/25.2.7.2$Windows_X86_64 LibreOffice_project/5cbfd1ab6520636bb5f7b99185aa69bd7456825d</meta:generator>
    <meta:document-statistic meta:table-count="0" meta:image-count="0" meta:object-count="0" meta:page-count="6" meta:paragraph-count="28" meta:word-count="1217" meta:character-count="9050" meta:non-whitespace-character-count="7844"/>
  </office:meta>
</office:document-meta>
</file>